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oginTable" style:family="table">
      <style:table-properties style:width="6.9271in" fo:margin-left="0in" fo:break-before="column" table:align="left"/>
    </style:style>
    <style:style style:name="loginTable.A" style:family="table-column">
      <style:table-column-properties style:column-width="2in"/>
    </style:style>
    <style:style style:name="loginTable.B" style:family="table-column">
      <style:table-column-properties style:column-width="4.9271in"/>
    </style:style>
    <style:style style:name="loginTable.A1" style:family="table-cell">
      <style:table-cell-properties fo:padding="0in" fo:border="none" style:writing-mode="page"/>
    </style:style>
    <style:style style:name="loginTable.7" style:family="table-row">
      <style:table-row-properties style:min-row-height="0.4458in"/>
    </style:style>
    <style:style style:name="Table1" style:family="table">
      <style:table-properties style:width="6.9271in" fo:margin-left="0in" fo:break-before="colum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9271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71in" fo:margin-left="0in" fo:break-before="colum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9271in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71in" fo:margin-left="0in" fo:break-before="column" table:align="left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9271in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7in" fo:margin-left="0in" fo:break-before="colum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5in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7in" fo:margin-left="0in" fo:break-before="colum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5in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8385" officeooo:paragraph-rsid="0011838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18385" officeooo:paragraph-rsid="0011838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officeooo:rsid="00118385" officeooo:paragraph-rsid="0011838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264c" officeooo:paragraph-rsid="0013264c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3264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3e89e" officeooo:paragraph-rsid="0013e89e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3e89e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rsid="00118385" officeooo:paragraph-rsid="00118385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118385" officeooo:paragraph-rsid="0013264c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118385" officeooo:paragraph-rsid="0013e89e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3264c" officeooo:paragraph-rsid="0013264c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3264c" officeooo:paragraph-rsid="0013e89e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3e89e" officeooo:paragraph-rsid="0013e89e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5571b" officeooo:paragraph-rsid="0015571b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82794" officeooo:paragraph-rsid="00182794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82794" officeooo:paragraph-rsid="0019e853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82794" officeooo:paragraph-rsid="001be708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9e853" officeooo:paragraph-rsid="0019e853" style:font-size-asian="12pt" style:font-size-complex="12pt"/>
    </style:style>
    <style:style style:name="P19" style:family="paragraph" style:parent-style-name="Table_20_Contents">
      <style:text-properties style:font-name="Liberation Serif" fo:font-size="12pt" fo:font-weight="bold" officeooo:rsid="00118385" officeooo:paragraph-rsid="00118385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erif" fo:font-size="12pt" fo:font-weight="bold" officeooo:rsid="0013264c" officeooo:paragraph-rsid="0013264c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erif" fo:font-size="12pt" fo:font-weight="bold" officeooo:rsid="0013e89e" officeooo:paragraph-rsid="0013e89e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officeooo:paragraph-rsid="0013e89e"/>
    </style:style>
    <style:style style:name="P23" style:family="paragraph" style:parent-style-name="Standard">
      <style:text-properties style:font-name="Liberation Serif" fo:font-size="12pt" fo:font-weight="bold" officeooo:rsid="0013264c" officeooo:paragraph-rsid="0013264c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3e89e" officeooo:paragraph-rsid="0013e89e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officeooo:paragraph-rsid="0013e89e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3e89e" officeooo:paragraph-rsid="001fc6bb" style:font-size-asian="12pt" style:font-size-complex="12pt"/>
    </style:style>
    <style:style style:name="P27" style:family="paragraph" style:parent-style-name="Standard">
      <style:text-properties style:font-name="Liberation Serif" fo:font-size="12pt" officeooo:paragraph-rsid="001fc6bb" style:font-size-asian="12pt" style:font-size-complex="12pt"/>
    </style:style>
    <style:style style:name="P28" style:family="paragraph" style:parent-style-name="Table_20_Contents" style:list-style-name="L1">
      <style:text-properties style:font-name="Liberation Serif" fo:font-size="12pt" officeooo:rsid="00118385" officeooo:paragraph-rsid="00118385" style:font-size-asian="12pt" style:font-size-complex="12pt"/>
    </style:style>
    <style:style style:name="P29" style:family="paragraph" style:parent-style-name="Table_20_Contents" style:list-style-name="L2">
      <style:text-properties style:font-name="Liberation Serif" fo:font-size="12pt" officeooo:rsid="00118385" officeooo:paragraph-rsid="00118385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118385" officeooo:paragraph-rsid="001fc6bb" style:font-size-asian="12pt" style:font-size-complex="12pt"/>
    </style:style>
    <style:style style:name="P31" style:family="paragraph" style:parent-style-name="Table_20_Contents" style:list-style-name="L2">
      <style:text-properties style:font-name="Liberation Serif" fo:font-size="12pt" officeooo:rsid="00182794" officeooo:paragraph-rsid="00182794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182794" officeooo:paragraph-rsid="001fc6bb" style:font-size-asian="12pt" style:font-size-complex="12pt"/>
    </style:style>
    <style:style style:name="P33" style:family="paragraph" style:parent-style-name="Table_20_Contents" style:list-style-name="L3">
      <style:text-properties style:font-name="Liberation Serif" fo:font-size="12pt" officeooo:rsid="0013264c" officeooo:paragraph-rsid="0013264c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13264c" officeooo:paragraph-rsid="001fc6bb" style:font-size-asian="12pt" style:font-size-complex="12pt"/>
    </style:style>
    <style:style style:name="P35" style:family="paragraph" style:parent-style-name="Table_20_Contents" style:list-style-name="L5">
      <style:text-properties style:font-name="Liberation Serif" fo:font-size="12pt" officeooo:rsid="0013e89e" officeooo:paragraph-rsid="0013e89e" style:font-size-asian="12pt" style:font-size-complex="12pt"/>
    </style:style>
    <style:style style:name="P36" style:family="paragraph" style:parent-style-name="Table_20_Contents" style:list-style-name="L4">
      <style:text-properties style:font-name="Liberation Serif" fo:font-size="12pt" officeooo:rsid="0019e853" officeooo:paragraph-rsid="0013e89e" style:font-size-asian="12pt" style:font-size-complex="12pt"/>
    </style:style>
    <style:style style:name="P37" style:family="paragraph" style:parent-style-name="Table_20_Contents" style:list-style-name="L4">
      <style:text-properties style:font-name="Liberation Serif" fo:font-size="12pt" officeooo:rsid="001be708" officeooo:paragraph-rsid="001be708" style:font-size-asian="12pt" style:font-size-complex="12pt"/>
    </style:style>
    <style:style style:name="P38" style:family="paragraph" style:parent-style-name="Table_20_Contents" style:list-style-name="L6">
      <style:text-properties style:font-name="Liberation Serif" fo:font-size="12pt" officeooo:rsid="001d19e0" officeooo:paragraph-rsid="001d19e0" style:font-size-asian="12pt" style:font-size-complex="12pt"/>
    </style:style>
    <style:style style:name="P39" style:family="paragraph" style:parent-style-name="Table_20_Contents" style:list-style-name="L6">
      <style:text-properties style:font-name="Liberation Serif" fo:font-size="12pt" officeooo:rsid="001d19e0" officeooo:paragraph-rsid="001fc6bb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15571b" officeooo:paragraph-rsid="001fc6bb" style:font-size-asian="12pt" style:font-size-complex="12pt"/>
    </style:style>
    <style:style style:name="P41" style:family="paragraph" style:parent-style-name="Table_20_Contents" style:list-style-name="L7">
      <style:text-properties style:font-name="Liberation Serif" fo:font-size="12pt" officeooo:rsid="001fc6bb" officeooo:paragraph-rsid="001fc6bb" style:font-size-asian="12pt" style:font-size-complex="12pt"/>
    </style:style>
    <style:style style:name="P42" style:family="paragraph" style:parent-style-name="Table_20_Contents">
      <style:text-properties style:font-name="Liberation Serif" fo:font-size="12pt" fo:font-weight="bold" officeooo:rsid="001fc6bb" officeooo:paragraph-rsid="001fc6bb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officeooo:paragraph-rsid="001fc6bb"/>
    </style:style>
    <style:style style:name="T1" style:family="text">
      <style:text-properties officeooo:rsid="0013264c"/>
    </style:style>
    <style:style style:name="T2" style:family="text">
      <style:text-properties officeooo:rsid="0013e89e"/>
    </style:style>
    <style:style style:name="T3" style:family="text">
      <style:text-properties officeooo:rsid="0015571b"/>
    </style:style>
    <style:style style:name="T4" style:family="text">
      <style:text-properties officeooo:rsid="0016c92c"/>
    </style:style>
    <style:style style:name="T5" style:family="text">
      <style:text-properties officeooo:rsid="0018279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19e0" style:font-weight-asian="bold" style:font-weight-complex="bold"/>
    </style:style>
    <style:style style:name="T8" style:family="text">
      <style:text-properties fo:font-weight="bold" officeooo:rsid="001fc6bb" style:font-weight-asian="bold" style:font-weight-complex="bold"/>
    </style:style>
    <style:style style:name="T9" style:family="text">
      <style:text-properties officeooo:rsid="00188342"/>
    </style:style>
    <style:style style:name="T10" style:family="text">
      <style:text-properties officeooo:rsid="0019e853"/>
    </style:style>
    <style:style style:name="T11" style:family="text">
      <style:text-properties officeooo:rsid="001be708"/>
    </style:style>
    <style:style style:name="T12" style:family="text">
      <style:text-properties officeooo:rsid="001d19e0"/>
    </style:style>
    <style:style style:name="T13" style:family="text">
      <style:text-properties style:font-name="Liberation Serif" fo:font-size="12pt" officeooo:rsid="001d19e0" style:font-size-asian="12pt" style:font-size-complex="12pt"/>
    </style:style>
    <style:style style:name="T14" style:family="text">
      <style:text-properties style:font-name="Liberation Serif" fo:font-size="12pt" officeooo:rsid="0013264c" style:font-size-asian="12pt" style:font-size-complex="12pt"/>
    </style:style>
    <style:style style:name="T15" style:family="text">
      <style:text-properties style:font-name="Liberation Serif" fo:font-size="12pt" officeooo:rsid="001fc6bb" style:font-size-asian="12pt" style:font-size-complex="12pt"/>
    </style:style>
    <style:style style:name="T16" style:family="text">
      <style:text-properties officeooo:rsid="001fc6bb"/>
    </style:style>
    <style:style style:name="T17" style:family="text">
      <style:text-properties officeooo:rsid="0021762f"/>
    </style:style>
    <style:style style:name="T18" style:family="text">
      <style:text-properties officeooo:rsid="00233705"/>
    </style:style>
    <style:style style:name="T19" style:family="text">
      <style:text-properties officeooo:rsid="002375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-NET WORKFLOW</text:p>
      <text:p text:style-name="P3"/>
      <text:p text:style-name="P2">1.0 Listing of Use Cases</text:p>
      <text:p text:style-name="P2"/>
      <text:p text:style-name="P2">1.1 Login Page</text:p>
      <text:p text:style-name="P3"/>
      <table:table table:name="loginTable" table:style-name="loginTable">
        <table:table-column table:style-name="loginTable.A"/>
        <table:table-column table:style-name="loginTable.B"/>
        <table:table-row table:style-name="TableLine139692133649072">
          <table:table-cell table:style-name="loginTable.A1" office:value-type="string">
            <text:p text:style-name="P8">Use Case Name:</text:p>
          </table:table-cell>
          <table:table-cell table:style-name="loginTable.A1" office:value-type="string">
            <text:p text:style-name="P19">Login</text:p>
          </table:table-cell>
        </table:table-row>
        <table:table-row table:style-name="TableLine94286929940688">
          <table:table-cell table:style-name="loginTable.A1" office:value-type="string">
            <text:p text:style-name="P8">Actors:</text:p>
          </table:table-cell>
          <table:table-cell table:style-name="loginTable.A1" office:value-type="string">
            <text:p text:style-name="P15">Agent/ Inet Staff</text:p>
          </table:table-cell>
        </table:table-row>
        <table:table-row table:style-name="TableLine94286930017936">
          <table:table-cell table:style-name="loginTable.A1" office:value-type="string">
            <text:p text:style-name="P8">Description:</text:p>
          </table:table-cell>
          <table:table-cell table:style-name="loginTable.A1" office:value-type="string">
            <text:p text:style-name="P8">This is the interface for users to <text:span text:style-name="T5">log in to the </text:span>application.</text:p>
          </table:table-cell>
        </table:table-row>
        <table:table-row table:style-name="TableLine94286930016304">
          <table:table-cell table:style-name="loginTable.A1" office:value-type="string">
            <text:p text:style-name="P8">Preconditions:</text:p>
          </table:table-cell>
          <table:table-cell table:style-name="loginTable.A1" office:value-type="string">
            <text:p text:style-name="P8"><text:span text:style-name="T5">U</text:span>sers must have valid credentials</text:p>
          </table:table-cell>
        </table:table-row>
        <table:table-row table:style-name="TableLine94286930016832">
          <table:table-cell table:style-name="loginTable.A1" office:value-type="string">
            <text:p text:style-name="P8">Post-conditions:</text:p>
          </table:table-cell>
          <table:table-cell table:style-name="loginTable.A1" office:value-type="string">
            <text:list xml:id="list3385120606" text:style-name="L1">
              <text:list-item>
                <text:p text:style-name="P28">If the user entered valid credentials, user should be redirected to the dashboard without restriction.</text:p>
              </text:list-item>
              <text:list-item>
                <text:p text:style-name="P28">If the user entered invalid credentials, an error message should be shown to the user, hence maintaining the same login page and not grant<text:span text:style-name="T4">ing</text:span> access to dashboard.</text:p>
              </text:list-item>
            </text:list>
          </table:table-cell>
        </table:table-row>
        <table:table-row table:style-name="TableLine94286929729440">
          <table:table-cell table:style-name="loginTable.A1" office:value-type="string">
            <text:p text:style-name="P8">Normal Flow:</text:p>
          </table:table-cell>
          <table:table-cell table:style-name="loginTable.A1" office:value-type="string">
            <text:p text:style-name="P8">Login</text:p>
            <text:list xml:id="list3556766043" text:style-name="L2">
              <text:list-item>
                <text:p text:style-name="P31">the user will type the url on the browser</text:p>
              </text:list-item>
              <text:list-item>
                <text:p text:style-name="P29">The <text:span text:style-name="T5">user will fill in the log in form</text:span></text:p>
              </text:list-item>
              <text:list-item>
                <text:p text:style-name="P29">If the user entered the right credentials, user will be logged in</text:p>
              </text:list-item>
            </text:list>
          </table:table-cell>
        </table:table-row>
        <table:table-row table:style-name="loginTable.7">
          <table:table-cell table:style-name="loginTable.A1" office:value-type="string">
            <text:p text:style-name="P8">Alternative Flows:</text:p>
          </table:table-cell>
          <table:table-cell table:style-name="loginTable.A1" office:value-type="string">
            <text:p text:style-name="P8">If the user entered invalid credentials <text:span text:style-name="T5">or a missing data field</text:span>, an error message should be shown prompting the user that they have entered invalid credentials <text:span text:style-name="T5">or data is missing</text:span></text:p>
          </table:table-cell>
        </table:table-row>
      </table:table>
      <text:p text:style-name="P3"/>
      <text:p text:style-name="P23">1.2 Dashboard</text:p>
      <table:table table:name="Table1" table:style-name="Table1">
        <table:table-column table:style-name="Table1.A"/>
        <table:table-column table:style-name="Table1.B"/>
        <table:table-row table:style-name="TableLine94286929961216">
          <table:table-cell table:style-name="Table1.A1" office:value-type="string">
            <text:p text:style-name="P9">Use Case Name:</text:p>
          </table:table-cell>
          <table:table-cell table:style-name="Table1.A1" office:value-type="string">
            <text:p text:style-name="P20">Dashboard</text:p>
          </table:table-cell>
        </table:table-row>
        <table:table-row table:style-name="TableLine94286929472048">
          <table:table-cell table:style-name="Table1.A1" office:value-type="string">
            <text:p text:style-name="P9">Actors:</text:p>
          </table:table-cell>
          <table:table-cell table:style-name="Table1.A1" office:value-type="string">
            <text:p text:style-name="P15">Agent/ Inet Staff</text:p>
          </table:table-cell>
        </table:table-row>
        <table:table-row table:style-name="TableLine94286929472416">
          <table:table-cell table:style-name="Table1.A1" office:value-type="string">
            <text:p text:style-name="P9">Description:</text:p>
          </table:table-cell>
          <table:table-cell table:style-name="Table1.A1" office:value-type="string">
            <text:p text:style-name="P9">This is the interface <text:span text:style-name="T1">users are redirected to after a successful authentication. It also </text:span><text:span text:style-name="T9">has</text:span><text:span text:style-name="T1"> functionalities for querying customers </text:span><text:span text:style-name="T9">and updating balance or data</text:span><text:span text:style-name="T1">. <text:s/></text:span></text:p>
          </table:table-cell>
        </table:table-row>
        <table:table-row table:style-name="TableLine94286929472960">
          <table:table-cell table:style-name="Table1.A1" office:value-type="string">
            <text:p text:style-name="P9">Preconditions:</text:p>
          </table:table-cell>
          <table:table-cell table:style-name="Table1.A1" office:value-type="string">
            <text:p text:style-name="P11"><text:span text:style-name="T9">The user must</text:span> be authenticated before accessing this page</text:p>
          </table:table-cell>
        </table:table-row>
        <table:table-row table:style-name="TableLine94286929473616">
          <table:table-cell table:style-name="Table1.A1" office:value-type="string">
            <text:p text:style-name="P9">Post-conditions:</text:p>
          </table:table-cell>
          <table:table-cell table:style-name="Table1.A1" office:value-type="string">
            <text:p text:style-name="P11"><text:span text:style-name="T9">U</text:span>sers can manage customers by searching, updating user’s data and balance, printing receipts and generating reports.</text:p>
          </table:table-cell>
        </table:table-row>
        <table:table-row table:style-name="TableLine94286929474352">
          <table:table-cell table:style-name="Table1.A1" office:value-type="string">
            <text:p text:style-name="P9">Normal Flow:</text:p>
          </table:table-cell>
          <table:table-cell table:style-name="Table1.A1" office:value-type="string">
            <text:p text:style-name="P11">Dashboard</text:p>
            <text:list xml:id="list2606853891" text:style-name="L3">
              <text:list-item>
                <text:p text:style-name="P33">The user can be able to query customers</text:p>
              </text:list-item>
              <text:list-item>
                <text:p text:style-name="P33"><text:span text:style-name="T9">Update</text:span> customer data</text:p>
              </text:list-item>
              <text:list-item>
                <text:p text:style-name="P33"><text:span text:style-name="T9">Update</text:span> customer balance</text:p>
              </text:list-item>
            </text:list>
          </table:table-cell>
        </table:table-row>
        <table:table-row table:style-name="TableLine94286929475120">
          <table:table-cell table:style-name="Table1.A1" office:value-type="string">
            <text:p text:style-name="P9">Alternative Flows:</text:p>
          </table:table-cell>
          <table:table-cell table:style-name="Table1.A1" office:value-type="string">
            <text:p text:style-name="P18">Display an alert if user is not found or when there is an error when updating fails</text:p>
          </table:table-cell>
        </table:table-row>
      </table:table>
      <text:p text:style-name="P4"/>
      <text:p text:style-name="P23"/>
      <text:p text:style-name="P23">1.3 Query Customers</text:p>
      <table:table table:name="Table2" table:style-name="Table2">
        <table:table-column table:style-name="Table2.A"/>
        <table:table-column table:style-name="Table2.B"/>
        <table:table-row table:style-name="TableLine94286926120336">
          <table:table-cell table:style-name="Table2.A1" office:value-type="string">
            <text:p text:style-name="P9">Use Case Name:</text:p>
          </table:table-cell>
          <table:table-cell table:style-name="Table2.A1" office:value-type="string">
            <text:p text:style-name="P20">Query Customers</text:p>
          </table:table-cell>
        </table:table-row>
        <table:table-row table:style-name="TableLine94286929761520">
          <table:table-cell table:style-name="Table2.A1" office:value-type="string">
            <text:p text:style-name="P9">Actors:</text:p>
          </table:table-cell>
          <table:table-cell table:style-name="Table2.A1" office:value-type="string">
            <text:p text:style-name="P16">Agent/ Inet Staff</text:p>
          </table:table-cell>
        </table:table-row>
        <table:table-row table:style-name="TableLine94286929761888">
          <table:table-cell table:style-name="Table2.A1" office:value-type="string">
            <text:p text:style-name="P9">Description:</text:p>
          </table:table-cell>
          <table:table-cell table:style-name="Table2.A1" office:value-type="string">
            <text:p text:style-name="P18">This use-case will allow the user to search for customers either by name, phone or customer number</text:p>
          </table:table-cell>
        </table:table-row>
        <table:table-row table:style-name="TableLine94286929762320">
          <table:table-cell table:style-name="Table2.A1" office:value-type="string">
            <text:p text:style-name="P9">Preconditions:</text:p>
          </table:table-cell>
          <table:table-cell table:style-name="Table2.A1" office:value-type="string">
            <text:p text:style-name="P11">Must be authenticated before accessing this functionality</text:p>
          </table:table-cell>
        </table:table-row>
        <table:table-row table:style-name="TableLine94286929762976">
          <table:table-cell table:style-name="Table2.A1" office:value-type="string">
            <text:p text:style-name="P9">Post-conditions:</text:p>
          </table:table-cell>
          <table:table-cell table:style-name="Table2.A1" office:value-type="string">
            <text:p text:style-name="P13">The search should return a list of customer(s) or nothing <text:span text:style-name="T10">if the customer does not exist</text:span>.</text:p>
          </table:table-cell>
        </table:table-row>
        <table:table-row table:style-name="TableLine94286929763792">
          <table:table-cell table:style-name="Table2.A1" office:value-type="string">
            <text:p text:style-name="P9">Normal Flow:</text:p>
          </table:table-cell>
          <table:table-cell table:style-name="Table2.A1" office:value-type="string">
            <text:p text:style-name="P13">Query Customer</text:p>
            <text:list xml:id="list188977355" text:style-name="L4">
              <text:list-item>
                <text:p text:style-name="P36"><text:soft-page-break/>Type the customer name, number or phone on the search bar</text:p>
              </text:list-item>
              <text:list-item>
                <text:p text:style-name="P37">Click on update balance or update data</text:p>
              </text:list-item>
            </text:list>
          </table:table-cell>
        </table:table-row>
        <table:table-row table:style-name="TableLine94286929764560">
          <table:table-cell table:style-name="Table2.A1" office:value-type="string">
            <text:p text:style-name="P9">Alternative Flows:</text:p>
          </table:table-cell>
          <table:table-cell table:style-name="Table2.A1" office:value-type="string">
            <text:p text:style-name="P13">If the customer does not exist, a message should be shown to the user</text:p>
          </table:table-cell>
        </table:table-row>
      </table:table>
      <text:p text:style-name="P5"/>
      <text:p text:style-name="P24">1.4 Updates</text:p>
      <table:table table:name="Table3" table:style-name="Table3">
        <table:table-column table:style-name="Table3.A"/>
        <table:table-column table:style-name="Table3.B"/>
        <table:table-row table:style-name="TableLine94286929634224">
          <table:table-cell table:style-name="Table3.A1" office:value-type="string">
            <text:p text:style-name="P10">Use Case Name:</text:p>
          </table:table-cell>
          <table:table-cell table:style-name="Table3.A1" office:value-type="string">
            <text:p text:style-name="P21">Updates (Data &amp; Balances)</text:p>
          </table:table-cell>
        </table:table-row>
        <table:table-row table:style-name="TableLine94286929407968">
          <table:table-cell table:style-name="Table3.A1" office:value-type="string">
            <text:p text:style-name="P10">Actors:</text:p>
          </table:table-cell>
          <table:table-cell table:style-name="Table3.A1" office:value-type="string">
            <text:p text:style-name="P17">Agent/ Inet Staff</text:p>
          </table:table-cell>
        </table:table-row>
        <table:table-row table:style-name="TableLine94286929456128">
          <table:table-cell table:style-name="Table3.A1" office:value-type="string">
            <text:p text:style-name="P10">Description:</text:p>
          </table:table-cell>
          <table:table-cell table:style-name="Table3.A1" office:value-type="string">
            <text:p text:style-name="P10">This <text:span text:style-name="T2">will be a popup </text:span><text:span text:style-name="T11">UI</text:span><text:span text:style-name="T2"> that will allow users to update the customer’s data or balance</text:span><text:span text:style-name="T1">.</text:span></text:p>
          </table:table-cell>
        </table:table-row>
        <table:table-row table:style-name="TableLine94286929456784">
          <table:table-cell table:style-name="Table3.A1" office:value-type="string">
            <text:p text:style-name="P10">Preconditions:</text:p>
          </table:table-cell>
          <table:table-cell table:style-name="Table3.A1" office:value-type="string">
            <text:p text:style-name="P13">Must click on a customer before showing this <text:span text:style-name="T11">UI</text:span></text:p>
          </table:table-cell>
        </table:table-row>
        <table:table-row table:style-name="TableLine94286929457440">
          <table:table-cell table:style-name="Table3.A1" office:value-type="string">
            <text:p text:style-name="P10">Post-conditions:</text:p>
          </table:table-cell>
          <table:table-cell table:style-name="Table3.A1" office:value-type="string">
            <text:p text:style-name="P12"><text:span text:style-name="T2">After performing the update, the customer </text:span><text:span text:style-name="T11">will</text:span><text:span text:style-name="T2"> receive an email </text:span><text:span text:style-name="T11">alert with a</text:span><text:span text:style-name="T2"> receipt confirming the </text:span><text:span text:style-name="T11">update.</text:span></text:p>
          </table:table-cell>
        </table:table-row>
        <table:table-row table:style-name="TableLine94286929458256">
          <table:table-cell table:style-name="Table3.A1" office:value-type="string">
            <text:p text:style-name="P10">Normal Flow:</text:p>
          </table:table-cell>
          <table:table-cell table:style-name="Table3.A1" office:value-type="string">
            <text:p text:style-name="P13">Updates (Data &amp; Balances)</text:p>
            <text:list xml:id="list1463882752" text:style-name="L5">
              <text:list-item>
                <text:p text:style-name="P35">Click on a customer from the list</text:p>
              </text:list-item>
              <text:list-item>
                <text:p text:style-name="P35">A pop up form <text:span text:style-name="T11">will appear</text:span></text:p>
              </text:list-item>
              <text:list-item>
                <text:p text:style-name="P35">Perform updates </text:p>
              </text:list-item>
              <text:list-item>
                <text:p text:style-name="P35">Receipt generated</text:p>
              </text:list-item>
            </text:list>
          </table:table-cell>
        </table:table-row>
        <table:table-row table:style-name="TableLine94286929459024">
          <table:table-cell table:style-name="Table3.A1" office:value-type="string">
            <text:p text:style-name="P10">Alternative Flows:</text:p>
          </table:table-cell>
          <table:table-cell table:style-name="Table3.A1" office:value-type="string">
            <text:p text:style-name="P13">An error is shown if no data is inserted or when an invalid data was inserted in input field.</text:p>
          </table:table-cell>
        </table:table-row>
      </table:table>
      <text:p text:style-name="P7"/>
      <text:p text:style-name="P6"><text:span text:style-name="T6">1.5 </text:span><text:span text:style-name="T7">Print </text:span><text:span text:style-name="T6">Receipts</text:span></text:p>
      <table:table table:name="Table4" table:style-name="Table4">
        <table:table-column table:style-name="Table4.A"/>
        <table:table-column table:style-name="Table4.B"/>
        <table:table-row table:style-name="TableLine94286929550176">
          <table:table-cell table:style-name="Table4.A1" office:value-type="string">
            <text:p text:style-name="P10">Use Case Name:</text:p>
          </table:table-cell>
          <table:table-cell table:style-name="Table4.A1" office:value-type="string">
            <text:p text:style-name="P21">Receipts</text:p>
          </table:table-cell>
        </table:table-row>
        <table:table-row table:style-name="TableLine94286929528160">
          <table:table-cell table:style-name="Table4.A1" office:value-type="string">
            <text:p text:style-name="P10">Actors:</text:p>
          </table:table-cell>
          <table:table-cell table:style-name="Table4.A1" office:value-type="string">
            <text:p text:style-name="P17">Agent/ Inet Staff</text:p>
          </table:table-cell>
        </table:table-row>
        <table:table-row table:style-name="TableLine94286929528528">
          <table:table-cell table:style-name="Table4.A1" office:value-type="string">
            <text:p text:style-name="P10">Description:</text:p>
          </table:table-cell>
          <table:table-cell table:style-name="Table4.A1" office:value-type="string">
            <text:p text:style-name="P22"><text:span text:style-name="T13">This allows the agent to print the receipt after updating balance</text:span><text:span text:style-name="T14"> </text:span></text:p>
          </table:table-cell>
        </table:table-row>
        <table:table-row table:style-name="TableLine94286929529072">
          <table:table-cell table:style-name="Table4.A1" office:value-type="string">
            <text:p text:style-name="P10">Preconditions:</text:p>
          </table:table-cell>
          <table:table-cell table:style-name="Table4.A1" office:value-type="string">
            <text:p text:style-name="P14">Must perform <text:span text:style-name="T12">an update before printing receipts</text:span></text:p>
          </table:table-cell>
        </table:table-row>
        <table:table-row table:style-name="TableLine94286929596416">
          <table:table-cell table:style-name="Table4.A1" office:value-type="string">
            <text:p text:style-name="P10">Post-conditions:</text:p>
          </table:table-cell>
          <table:table-cell table:style-name="Table4.A1" office:value-type="string">
            <text:p text:style-name="P12">After <text:span text:style-name="T3">performing updates </text:span><text:span text:style-name="T12">for a customer </text:span><text:span text:style-name="T3">the receipts should show up with the details of </text:span><text:span text:style-name="T12">the processed update and allow the user to print it</text:span></text:p>
          </table:table-cell>
        </table:table-row>
        <table:table-row table:style-name="TableLine94286929597072">
          <table:table-cell table:style-name="Table4.A1" office:value-type="string">
            <text:p text:style-name="P10">Normal Flow:</text:p>
          </table:table-cell>
          <table:table-cell table:style-name="Table4.A1" office:value-type="string">
            <text:p text:style-name="P14">Receipts</text:p>
            <text:list xml:id="list2754757221" text:style-name="L6">
              <text:list-item>
                <text:p text:style-name="P38">Search and select for a customers</text:p>
              </text:list-item>
              <text:list-item>
                <text:p text:style-name="P38">update balance or data</text:p>
              </text:list-item>
              <text:list-item>
                <text:p text:style-name="P38">show receipt</text:p>
              </text:list-item>
              <text:list-item>
                <text:p text:style-name="P38">click on print receipt</text:p>
              </text:list-item>
            </text:list>
          </table:table-cell>
        </table:table-row>
        <table:table-row table:style-name="TableLine94286929597680">
          <table:table-cell table:style-name="Table4.A1" office:value-type="string">
            <text:p text:style-name="P10">Alternative Flows:</text:p>
          </table:table-cell>
          <table:table-cell table:style-name="Table4.A1" office:value-type="string">
            <text:p text:style-name="P14">Would <text:span text:style-name="T12">display error alert if recipient is not available</text:span></text:p>
          </table:table-cell>
        </table:table-row>
      </table:table>
      <text:p text:style-name="P7"/>
      <text:p text:style-name="P26"><text:span text:style-name="T6">1.</text:span><text:span text:style-name="T8">6</text:span><text:span text:style-name="T6"> </text:span><text:span text:style-name="T8">Transaction Reports</text:span></text:p>
      <table:table table:name="Table5" table:style-name="Table5">
        <table:table-column table:style-name="Table5.A"/>
        <table:table-column table:style-name="Table5.B"/>
        <table:table-row table:style-name="TableLine94287013261200">
          <table:table-cell table:style-name="Table5.A1" office:value-type="string">
            <text:p text:style-name="P30">Use Case Name:</text:p>
          </table:table-cell>
          <table:table-cell table:style-name="Table5.A1" office:value-type="string">
            <text:p text:style-name="P42">Transaction Reports</text:p>
          </table:table-cell>
        </table:table-row>
        <table:table-row table:style-name="TableLine94287013257808">
          <table:table-cell table:style-name="Table5.A1" office:value-type="string">
            <text:p text:style-name="P30">Actors:</text:p>
          </table:table-cell>
          <table:table-cell table:style-name="Table5.A1" office:value-type="string">
            <text:p text:style-name="P32">Agent/ Inet Staff</text:p>
          </table:table-cell>
        </table:table-row>
        <table:table-row table:style-name="TableLine94287013263168">
          <table:table-cell table:style-name="Table5.A1" office:value-type="string">
            <text:p text:style-name="P30">Description:</text:p>
          </table:table-cell>
          <table:table-cell table:style-name="Table5.A1" office:value-type="string">
            <text:p text:style-name="P43"><text:span text:style-name="T13">This allows the agent to </text:span><text:span text:style-name="T15">generate report from a start date to an end date</text:span></text:p>
          </table:table-cell>
        </table:table-row>
        <table:table-row table:style-name="TableLine94287013244800">
          <table:table-cell table:style-name="Table5.A1" office:value-type="string">
            <text:p text:style-name="P30">Preconditions:</text:p>
          </table:table-cell>
          <table:table-cell table:style-name="Table5.A1" office:value-type="string">
            <text:p text:style-name="P40">Must <text:span text:style-name="T16">specify the start and end date to generate report</text:span></text:p>
          </table:table-cell>
        </table:table-row>
        <table:table-row table:style-name="TableLine94287013245072">
          <table:table-cell table:style-name="Table5.A1" office:value-type="string">
            <text:p text:style-name="P30">Post-conditions:</text:p>
          </table:table-cell>
          <table:table-cell table:style-name="Table5.A1" office:value-type="string">
            <text:p text:style-name="P34">After <text:span text:style-name="T16">specifying the start and end date, the report should be generated for the specified dates</text:span></text:p>
          </table:table-cell>
        </table:table-row>
        <table:table-row table:style-name="TableLine94286999499536">
          <table:table-cell table:style-name="Table5.A1" office:value-type="string">
            <text:p text:style-name="P30">Normal Flow:</text:p>
          </table:table-cell>
          <table:table-cell table:style-name="Table5.A1" office:value-type="string">
            <text:p text:style-name="P40">Receipts</text:p>
            <text:list xml:id="list3989330519" text:style-name="L7">
              <text:list-item>
                <text:p text:style-name="P41"><text:span text:style-name="T12">S</text:span>pecify start date</text:p>
              </text:list-item>
              <text:list-item>
                <text:p text:style-name="P41">Specify end date</text:p>
              </text:list-item>
              <text:list-item>
                <text:p text:style-name="P41">Generate report</text:p>
              </text:list-item>
            </text:list>
          </table:table-cell>
        </table:table-row>
        <table:table-row table:style-name="TableLine94286928601312">
          <table:table-cell table:style-name="Table5.A1" office:value-type="string">
            <text:p text:style-name="P30">Alternative Flows:</text:p>
          </table:table-cell>
          <table:table-cell table:style-name="Table5.A1" office:value-type="string">
            <text:p text:style-name="P40">Would <text:span text:style-name="T12">display </text:span><text:span text:style-name="T18">warning</text:span><text:span text:style-name="T12"> alert </text:span><text:span text:style-name="T19">if data is not available for the selected date range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12:18:26.365441895</meta:creation-date>
    <dc:date>2021-08-03T17:25:20.126187706</dc:date>
    <meta:editing-duration>PT30M54S</meta:editing-duration>
    <meta:editing-cycles>8</meta:editing-cycles>
    <meta:generator>LibreOffice/7.1.4.2$Linux_X86_64 LibreOffice_project/10$Build-2</meta:generator>
    <meta:document-statistic meta:table-count="6" meta:image-count="0" meta:object-count="0" meta:page-count="2" meta:paragraph-count="112" meta:word-count="630" meta:character-count="3748" meta:non-whitespace-character-count="3247"/>
  </office:meta>
</office:document-meta>
</file>